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6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7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8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9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2" style:family="paragraph" style:parent-style-name="Text_20_body">
      <style:text-properties officeooo:rsid="00090ecc" officeooo:paragraph-rsid="00090ecc"/>
    </style:style>
    <style:style style:name="P13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4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5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16" style:family="paragraph" style:parent-style-name="Table_20_Contents">
      <style:paragraph-properties fo:text-align="center" style:justify-single-word="false"/>
      <style:text-properties officeooo:rsid="00274bbc" officeooo:paragraph-rsid="00274bbc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4bbc" officeooo:paragraph-rsid="00274bbc"/>
    </style:style>
    <style:style style:name="P18" style:family="paragraph" style:parent-style-name="Table_20_Contents">
      <style:text-properties officeooo:rsid="00274bbc" officeooo:paragraph-rsid="00274bbc"/>
    </style:style>
    <style:style style:name="P19" style:family="paragraph" style:parent-style-name="Table_20_Contents">
      <style:text-properties officeooo:rsid="001f616b" officeooo:paragraph-rsid="001f616b"/>
    </style:style>
    <style:style style:name="P20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 officeooo:rsid="00274bbc" officeooo:paragraph-rsid="00274bbc"/>
    </style:style>
    <style:style style:name="P22" style:family="paragraph" style:parent-style-name="Table_20_Contents">
      <style:text-properties fo:language="en" fo:country="US" officeooo:rsid="00274bbc" officeooo:paragraph-rsid="00274bbc"/>
    </style:style>
    <style:style style:name="P23" style:family="paragraph" style:parent-style-name="Table_20_Contents">
      <style:paragraph-properties fo:text-align="start" style:justify-single-word="false"/>
      <style:text-properties officeooo:rsid="0020cdfc" officeooo:paragraph-rsid="0029e504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74bbc"/>
    </style:style>
    <style:style style:name="T6" style:family="text">
      <style:text-properties style:text-position="super 58%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74bbc"/>
    </style:style>
    <style:style style:name="T9" style:family="text">
      <style:text-properties officeooo:rsid="00293778"/>
    </style:style>
    <style:style style:name="T10" style:family="text">
      <style:text-properties officeooo:rsid="0029e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0">DERBYSHIRE SENIOR CUP </text:p>
            <text:p text:style-name="P10"/>
            <text:p text:style-name="P11">FIRST ROUND </text:p>
            <text:p text:style-name="P17">Saturday November 16<text:span text:style-name="T6">th</text:span> <text:s/>1968</text:p>
            <text:p text:style-name="P17"/>
            <text:p text:style-name="P17">Nottingham Road Ground Ripley</text:p>
            <text:p text:style-name="P20">Kick Off <text:s/><text:span text:style-name="T5">2.30</text:span></text:p>
            <text:p text:style-name="P17">Admission 1/6 <text:s text:c="2"/>OAP <text:s/>9d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RIPLEY MINERS WELFARE</text:p>
          </table:table-cell>
          <table:table-cell table:style-name="Table1.A1" office:value-type="string">
            <text:p text:style-name="P16">1-2</text:p>
          </table:table-cell>
          <table:table-cell table:style-name="Table1.A1" office:value-type="string">
            <text:p text:style-name="P16">DERBY VENTURES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olours :</text:p>
            <text:p text:style-name="P19"/>
            <text:p text:style-name="P18">From</text:p>
            <text:p text:style-name="P18">Paul Daley <text:s text:c="3"/>GK</text:p>
            <text:p text:style-name="P18">Alan Shiels</text:p>
            <text:p text:style-name="P18">Alexander</text:p>
            <text:p text:style-name="P18">Phillip Longden</text:p>
            <text:p text:style-name="P18">B Harper</text:p>
            <text:p text:style-name="P18">Bailey</text:p>
            <text:p text:style-name="P18"><text:span text:style-name="T7">Terry </text:span>Blount</text:p>
            <text:p text:style-name="P18">Billy Fearn</text:p>
            <text:p text:style-name="P18">Colin Hopkins</text:p>
            <text:p text:style-name="P18">Richard Gommersall</text:p>
            <text:p text:style-name="P18">M<text:span text:style-name="T10">ick</text:span> Lancashire</text:p>
            <text:p text:style-name="P18">John Shoebridge</text:p>
            <text:p text:style-name="P18"/>
            <text:p text:style-name="P18">SUBSTITUTES</text:p>
            <text:p text:style-name="P18">T Kirkwood (for Longdon)</text:p>
          </table:table-cell>
          <table:table-cell table:style-name="Table4.A1" office:value-type="string">
            <text:p text:style-name="P19">Colour<text:span text:style-name="T3">s :</text:span></text:p>
            <text:p text:style-name="P19"/>
            <text:p text:style-name="P18">From</text:p>
            <text:p text:style-name="P18">Wally Toryusen <text:s text:c="3"/>GK</text:p>
            <text:p text:style-name="P18">George Kirkman</text:p>
            <text:p text:style-name="P22">John Horsley</text:p>
            <text:p text:style-name="P18"><text:span text:style-name="T9">David </text:span>Buckley</text:p>
            <text:p text:style-name="P18">David Owen</text:p>
            <text:p text:style-name="P18">Brian Noon</text:p>
            <text:p text:style-name="P18">Adrian Forster</text:p>
            <text:p text:style-name="P18">Poplar</text:p>
            <text:p text:style-name="P18">Bob Young</text:p>
            <text:p text:style-name="P18">Geoff Brown</text:p>
            <text:p text:style-name="P18"><text:span text:style-name="T7">Jim </text:span>Everson</text:p>
            <text:p text:style-name="P18"/>
            <text:p text:style-name="P18"/>
            <text:p text:style-name="P18">SUBSTITUTES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M<text:span text:style-name="T1">anager</text:span></text:p>
            <text:p text:style-name="P21">John Hackett</text:p>
            <text:p text:style-name="P14"/>
            <text:p text:style-name="P5">Referee</text:p>
            <text:p text:style-name="P8">M<text:span text:style-name="T2">r </text:span><text:span text:style-name="T4"><text:s/></text:span></text:p>
            <text:p text:style-name="P7"/>
            <text:p text:style-name="P9">Half Time <text:s text:c="3"/><text:span text:style-name="T8">1-1</text:span></text:p>
            <text:p text:style-name="P9"/>
            <text:p text:style-name="P5">Attendance <text:s/></text:p>
          </table:table-cell>
          <table:table-cell table:style-name="Table6.A1" office:value-type="string">
            <text:p text:style-name="P15">M<text:span text:style-name="T1">anager</text:span></text:p>
            <text:p text:style-name="P14"/>
            <text:p text:style-name="P6"/>
            <text:p text:style-name="P23">Linesmen</text:p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span text:style-name="T10">Mick </text:span>Lancashire</text:p>
            <text:p text:style-name="P18"><text:span text:style-name="T10">Robert</text:span> Youn<text:span text:style-name="T7">g</text:span></text:p>
            <text:p text:style-name="P18">Brian Noon</text:p>
          </table:table-cell>
          <table:table-cell table:style-name="Table3.A1" office:value-type="string">
            <text:p text:style-name="P18">22 min <text:s text:c="20"/>1-0</text:p>
            <text:p text:style-name="P18">30 min <text:s text:c="20"/>1-1</text:p>
            <text:p text:style-name="P18">75 min <text:s text:c="20"/>1-2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08T14:25:58.874000000</dc:date>
    <meta:editing-duration>PT15H11M47S</meta:editing-duration>
    <meta:editing-cycles>37</meta:editing-cycles>
    <meta:generator>Coolle_Office_for_Docs_and_Sheet/7.4.2.3$Windows_X86_64 LibreOffice_project/</meta:generator>
    <meta:document-statistic meta:table-count="5" meta:image-count="0" meta:object-count="0" meta:page-count="1" meta:paragraph-count="53" meta:word-count="109" meta:character-count="717" meta:non-whitespace-character-count="581"/>
  </office:meta>
</office:document-meta>
</file>